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PSR-2 - Guia de Estilo de Codificaçã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 guia oficial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<text:a xlink:href="http://www.php-fig.org/psr/psr-2/pt-br/" xlink:type="simple">http://www.php-fig.org/psr/psr-2/pt-br/</text:a>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Capítulo 3 – Padrões – Pág. 67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H48M3S</meta:editing-duration>
    <meta:editing-cycles>20</meta:editing-cycles>
    <dc:date>2015-08-26T18:07:40.279212528</dc:date>
    <meta:generator>LibreOffice/4.4.2.2$Linux_X86_64 LibreOffice_project/40m0$Build-2</meta:generator>
    <meta:document-statistic meta:object-count="38"/>
  </office:meta>
</office:document-meta>
</file>